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umero do ventres</text:p>
          </table:table-cell>
          <table:table-cell/>
          <table:table-cell office:value-type="string" calcext:value-type="string">
            <text:p>Frequencia M1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Frequencia M2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Frequencia M3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Frequencia M4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Frequencia M5</text:p>
          </table:table-cell>
          <table:table-cell office:value-type="string" calcext:value-type="string">
            <text:p>Normalizad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.8</text:p>
          </table:table-cell>
          <table:table-cell table:formula="of:=[.C3]/17.8"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 table:formula="of:=[.E3]/21.4"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table:formula="of:=[.G3]/24.2"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table:formula="of:=[.I3]/28.8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K3]/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1.2</text:p>
          </table:table-cell>
          <table:table-cell table:formula="of:=[.C4]/17.8" office:value-type="float" office:value="1.75280898876404" calcext:value-type="float">
            <text:p>1.7528089888</text:p>
          </table:table-cell>
          <table:table-cell office:value-type="float" office:value="36.8" calcext:value-type="float">
            <text:p>36.8</text:p>
          </table:table-cell>
          <table:table-cell table:formula="of:=[.E4]/21.4" office:value-type="float" office:value="1.7196261682243" calcext:value-type="float">
            <text:p>1.7196261682</text:p>
          </table:table-cell>
          <table:table-cell office:value-type="float" office:value="43.3" calcext:value-type="float">
            <text:p>43.3</text:p>
          </table:table-cell>
          <table:table-cell table:formula="of:=[.G4]/24.2" office:value-type="float" office:value="1.78925619834711" calcext:value-type="float">
            <text:p>1.7892561983</text:p>
          </table:table-cell>
          <table:table-cell office:value-type="float" office:value="45.2" calcext:value-type="float">
            <text:p>45.2</text:p>
          </table:table-cell>
          <table:table-cell table:formula="of:=[.I4]/28.8" office:value-type="float" office:value="1.56944444444444" calcext:value-type="float">
            <text:p>1.5694444444</text:p>
          </table:table-cell>
          <table:table-cell office:value-type="float" office:value="46.7" calcext:value-type="float">
            <text:p>46.7</text:p>
          </table:table-cell>
          <table:table-cell table:formula="of:=[.K4]/31" office:value-type="float" office:value="1.50645161290323" calcext:value-type="float">
            <text:p>1.5064516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4.6</text:p>
          </table:table-cell>
          <table:table-cell table:formula="of:=[.C5]/17.8" office:value-type="float" office:value="2.50561797752809" calcext:value-type="float">
            <text:p>2.5056179775</text:p>
          </table:table-cell>
          <table:table-cell office:value-type="float" office:value="54.6" calcext:value-type="float">
            <text:p>54.6</text:p>
          </table:table-cell>
          <table:table-cell table:formula="of:=[.E5]/21.4" office:value-type="float" office:value="2.55140186915888" calcext:value-type="float">
            <text:p>2.5514018692</text:p>
          </table:table-cell>
          <table:table-cell office:value-type="float" office:value="64.9" calcext:value-type="float">
            <text:p>64.9</text:p>
          </table:table-cell>
          <table:table-cell table:formula="of:=[.G5]/24.2" office:value-type="float" office:value="2.68181818181818" calcext:value-type="float">
            <text:p>2.6818181818</text:p>
          </table:table-cell>
          <table:table-cell office:value-type="float" office:value="70.9" calcext:value-type="float">
            <text:p>70.9</text:p>
          </table:table-cell>
          <table:table-cell table:formula="of:=[.I5]/28.8" office:value-type="float" office:value="2.46180555555556" calcext:value-type="float">
            <text:p>2.4618055556</text:p>
          </table:table-cell>
          <table:table-cell office:value-type="float" office:value="75.3" calcext:value-type="float">
            <text:p>75.3</text:p>
          </table:table-cell>
          <table:table-cell table:formula="of:=[.K5]/31" office:value-type="float" office:value="2.42903225806452" calcext:value-type="float">
            <text:p>2.4290322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8.7</text:p>
          </table:table-cell>
          <table:table-cell table:formula="of:=[.C6]/17.8" office:value-type="float" office:value="3.29775280898876" calcext:value-type="float">
            <text:p>3.297752809</text:p>
          </table:table-cell>
          <table:table-cell office:value-type="float" office:value="74.3" calcext:value-type="float">
            <text:p>74.3</text:p>
          </table:table-cell>
          <table:table-cell table:formula="of:=[.E6]/21.4" office:value-type="float" office:value="3.47196261682243" calcext:value-type="float">
            <text:p>3.4719626168</text:p>
          </table:table-cell>
          <table:table-cell office:value-type="float" office:value="82.4" calcext:value-type="float">
            <text:p>82.4</text:p>
          </table:table-cell>
          <table:table-cell table:formula="of:=[.G6]/24.2" office:value-type="float" office:value="3.40495867768595" calcext:value-type="float">
            <text:p>3.4049586777</text:p>
          </table:table-cell>
          <table:table-cell office:value-type="float" office:value="95.8" calcext:value-type="float">
            <text:p>95.8</text:p>
          </table:table-cell>
          <table:table-cell table:formula="of:=[.I6]/28.8" office:value-type="float" office:value="3.32638888888889" calcext:value-type="float">
            <text:p>3.3263888889</text:p>
          </table:table-cell>
          <table:table-cell office:value-type="float" office:value="101" calcext:value-type="float">
            <text:p>101</text:p>
          </table:table-cell>
          <table:table-cell table:formula="of:=[.K6]/31" office:value-type="float" office:value="3.25806451612903" calcext:value-type="float">
            <text:p>3.2580645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1.0</text:p>
          </table:table-cell>
          <table:table-cell table:formula="of:=[.C7]/17.8" office:value-type="float" office:value="4.55056179775281" calcext:value-type="float">
            <text:p>4.5505617978</text:p>
          </table:table-cell>
          <table:table-cell office:value-type="float" office:value="93.9" calcext:value-type="float">
            <text:p>93.9</text:p>
          </table:table-cell>
          <table:table-cell table:formula="of:=[.E7]/21.4" office:value-type="float" office:value="4.38785046728972" calcext:value-type="float">
            <text:p>4.3878504673</text:p>
          </table:table-cell>
          <table:table-cell office:value-type="float" office:value="107" calcext:value-type="float">
            <text:p>107</text:p>
          </table:table-cell>
          <table:table-cell table:formula="of:=[.G7]/24.2" office:value-type="float" office:value="4.42148760330579" calcext:value-type="float">
            <text:p>4.4214876033</text:p>
          </table:table-cell>
          <table:table-cell office:value-type="float" office:value="113" calcext:value-type="float">
            <text:p>113</text:p>
          </table:table-cell>
          <table:table-cell table:formula="of:=[.I7]/28.8" office:value-type="float" office:value="3.92361111111111" calcext:value-type="float">
            <text:p>3.9236111111</text:p>
          </table:table-cell>
          <table:table-cell office:value-type="float" office:value="129" calcext:value-type="float">
            <text:p>129</text:p>
          </table:table-cell>
          <table:table-cell table:formula="of:=[.K7]/31" office:value-type="float" office:value="4.16129032258065" calcext:value-type="float">
            <text:p>4.1612903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7:21:17.4233106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7:14:22.429861846</meta:creation-date>
    <dc:date>2016-11-24T17:26:26.997607336</dc:date>
    <meta:editing-duration>PT11M53S</meta:editing-duration>
    <meta:editing-cycles>3</meta:editing-cycles>
    <meta:generator>LibreOffice/5.1.4.2$Linux_X86_64 LibreOffice_project/10m0$Build-2</meta:generator>
    <meta:document-statistic meta:table-count="1" meta:cell-count="66" meta:object-count="0"/>
  </office:meta>
</office:document-meta>
</file>